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adf2f"/>
    </style:style>
    <style:style style:name="P2" style:family="paragraph" style:parent-style-name="Standard">
      <style:text-properties officeooo:rsid="000adf2f" officeooo:paragraph-rsid="000adf2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style:text-underline-style="none" fo:font-weight="bold" style:font-weight-asian="bold" style:font-weight-complex="bold"/>
    </style:style>
    <style:style style:name="gr1" style:family="graphic">
      <style:graphic-properties draw:textarea-horizontal-align="justify" draw:textarea-vertical-align="middle" draw:auto-grow-height="false" fo:min-height="0.803cm" fo:min-width="0.173cm" loext:decorative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 2 Normalización 1º DAW </text:p>
      <text:p text:style-name="P1">Un bufete de abogados guarda la información necesaria para su actividad en una tabla formada por los siguientes atributos. ASIGNACIÓN (nss, nombre, apellidos, salario, teléfono, num_expediente, nombre_expediente, fecha_expediente, puesto) </text:p>
      <text:p text:style-name="P1">Consideraciones: </text:p>
      <text:p text:style-name="P1"> el número de la seguridad social, nombre, apellidos, salario y teléfono corresponden al abogado que lleva el caso. </text:p>
      <text:p text:style-name="P1"> Un abogado puede llevar varios casos. </text:p>
      <text:p text:style-name="P1"> El puesto (abogado, procurador, auxiliar...) es único para cada caso, pero un abogado puede desempeñar cargos distintos en casos distintos. </text:p>
      <text:p text:style-name="P1"> En un caso pueden intervenir varios abogados. </text:p>
      <text:p text:style-name="P1"> El nombre asignado a un expediente único. </text:p>
      <text:p text:style-name="P1"> Un abogado puede tener varios teléfonos que vendrán recogidos en la tabla. Se pide determinar la clave primaria de la tabla ASIGNACIÓN y a continuación modificarla hasta que cumpla la 3FN </text:p>
      <text:p text:style-name="P1"/>
      <text:p text:style-name="P1">ASIGNACIÓN (<text:span text:style-name="T2">nss</text:span>, nombre, apellidos, salario, teléfono, <text:span text:style-name="T2">num_expediente</text:span>, nombre_expediente, fecha_expediente, puesto) </text:p>
      <text:p text:style-name="P1"><draw:custom-shape text:anchor-type="paragraph" draw:z-index="0" draw:name="Forma 1" draw:style-name="gr1" svg:width="0.346cm" svg:height="0.916cm" svg:x="0.99cm" svg:y="0.072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2"/>
      <text:p text:style-name="P2"/>
      <text:p text:style-name="P2"/>
      <text:p text:style-name="P2">ABOGADO(<text:span text:style-name="T2">nss</text:span>, nombre, apellidos, salario, <text:span text:style-name="T2">num_expediente</text:span>, nombre_expediente, fecha_expediente, puesto)</text:p>
      <text:p text:style-name="P2"/>
      <text:p text:style-name="P2">TELEFONOS(<text:span text:style-name="T2">nss, telefono</text:span>)</text:p>
      <text:p text:style-name="P2"><draw:custom-shape text:anchor-type="paragraph" draw:z-index="1" draw:name="Forma 2" draw:style-name="gr1" svg:width="0.346cm" svg:height="0.916cm" svg:x="0.99cm" svg:y="0.072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2"/>
      <text:p text:style-name="P2">ABOGADO(<text:span text:style-name="T2">nss</text:span>, nombre, apellidos, salario)</text:p>
      <text:p text:style-name="P2"/>
      <text:p text:style-name="P2">TELEFONOS(<text:span text:style-name="T2">nss, telefono)</text:span></text:p>
      <text:p text:style-name="P2"/>
      <text:p text:style-name="P2">EXPEDIENTE(<text:span text:style-name="T2">num_expediente</text:span><text:span text:style-name="T5">, nombre_expediente, fecha_expediente)</text:span></text:p>
      <text:p text:style-name="P2"/>
      <text:p text:style-name="P2">ASIGNADO(<text:span text:style-name="T2">nss, num_expediente,</text:span><text:span text:style-name="T5"> puesto)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09T13:48:37.131000000</meta:creation-date>
    <dc:date>2023-11-09T14:09:50.955000000</dc:date>
    <meta:editing-duration>PT21M14S</meta:editing-duration>
    <meta:editing-cycles>1</meta:editing-cycles>
    <meta:document-statistic meta:table-count="0" meta:image-count="0" meta:object-count="0" meta:page-count="1" meta:paragraph-count="16" meta:word-count="162" meta:character-count="1275" meta:non-whitespace-character-count="1119"/>
    <meta:generator>LibreOffice/7.6.0.3$Windows_X86_64 LibreOffice_project/69edd8b8ebc41d00b4de3915dc82f8f0fc3b6265</meta:generator>
  </office:meta>
</office:document-meta>
</file>